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86b8" officeooo:paragraph-rsid="0004e7df"/>
    </style:style>
    <style:style style:name="P2" style:family="paragraph" style:parent-style-name="Standard">
      <style:text-properties officeooo:rsid="000386b8" officeooo:paragraph-rsid="0007b103"/>
    </style:style>
    <style:style style:name="P3" style:family="paragraph" style:parent-style-name="Standard">
      <style:text-properties officeooo:rsid="000386b8" officeooo:paragraph-rsid="000db70a"/>
    </style:style>
    <style:style style:name="P4" style:family="paragraph" style:parent-style-name="Standard">
      <style:text-properties officeooo:rsid="0004e7df" officeooo:paragraph-rsid="0007b103"/>
    </style:style>
    <style:style style:name="P5" style:family="paragraph" style:parent-style-name="Standard">
      <style:text-properties officeooo:rsid="0005ce41" officeooo:paragraph-rsid="0005ce41"/>
    </style:style>
    <style:style style:name="P6" style:family="paragraph" style:parent-style-name="Standard">
      <style:text-properties officeooo:rsid="000db70a" officeooo:paragraph-rsid="000db70a"/>
    </style:style>
    <style:style style:name="P7" style:family="paragraph" style:parent-style-name="Text_20_body">
      <style:text-properties officeooo:rsid="0007b103" officeooo:paragraph-rsid="00212a23"/>
    </style:style>
    <style:style style:name="P8" style:family="paragraph" style:parent-style-name="Text_20_body">
      <style:text-properties officeooo:rsid="0009a160" officeooo:paragraph-rsid="00212a23"/>
    </style:style>
    <style:style style:name="P9" style:family="paragraph" style:parent-style-name="Text_20_body">
      <style:text-properties officeooo:rsid="000a6b62" officeooo:paragraph-rsid="000a6b62"/>
    </style:style>
    <style:style style:name="P10" style:family="paragraph" style:parent-style-name="Text_20_body">
      <style:text-properties officeooo:rsid="000b1a2f" officeooo:paragraph-rsid="000b1a2f"/>
    </style:style>
    <style:style style:name="P11" style:family="paragraph" style:parent-style-name="Text_20_body">
      <style:text-properties officeooo:rsid="000c50c5" officeooo:paragraph-rsid="000db70a"/>
    </style:style>
    <style:style style:name="P12" style:family="paragraph" style:parent-style-name="Text_20_body">
      <style:text-properties officeooo:rsid="000ee2c6" officeooo:paragraph-rsid="000ee2c6"/>
    </style:style>
    <style:style style:name="P13" style:family="paragraph" style:parent-style-name="Text_20_body">
      <style:text-properties officeooo:rsid="001076ec" officeooo:paragraph-rsid="001076ec"/>
    </style:style>
    <style:style style:name="P14" style:family="paragraph" style:parent-style-name="Text_20_body">
      <style:text-properties officeooo:rsid="00108cae" officeooo:paragraph-rsid="00108cae"/>
    </style:style>
    <style:style style:name="P15" style:family="paragraph" style:parent-style-name="Text_20_body">
      <style:text-properties fo:font-style="normal" fo:font-weight="normal" officeooo:rsid="001ae505" officeooo:paragraph-rsid="001ae505" style:font-style-asian="normal" style:font-weight-asian="normal" style:font-style-complex="normal" style:font-weight-complex="normal"/>
    </style:style>
    <style:style style:name="P16" style:family="paragraph" style:parent-style-name="Text_20_body">
      <style:text-properties officeooo:rsid="000386b8" officeooo:paragraph-rsid="001bbb69"/>
    </style:style>
    <style:style style:name="P17" style:family="paragraph" style:parent-style-name="Text_20_body">
      <style:text-properties officeooo:rsid="001bbb69" officeooo:paragraph-rsid="001bbb69"/>
    </style:style>
    <style:style style:name="P18" style:family="paragraph" style:parent-style-name="Text_20_body">
      <style:text-properties officeooo:rsid="001bbcb9" officeooo:paragraph-rsid="001bbcb9"/>
    </style:style>
    <style:style style:name="P19" style:family="paragraph" style:parent-style-name="Text_20_body">
      <style:text-properties officeooo:paragraph-rsid="001c816c"/>
    </style:style>
    <style:style style:name="P20" style:family="paragraph" style:parent-style-name="Text_20_body">
      <style:text-properties officeooo:rsid="001c816c" officeooo:paragraph-rsid="001c816c"/>
    </style:style>
    <style:style style:name="P21" style:family="paragraph" style:parent-style-name="Text_20_body">
      <style:text-properties officeooo:rsid="00212a23" officeooo:paragraph-rsid="00212a23"/>
    </style:style>
    <style:style style:name="P22" style:family="paragraph" style:parent-style-name="Text_20_body">
      <style:text-properties officeooo:rsid="0022683a" officeooo:paragraph-rsid="0022683a"/>
    </style:style>
    <style:style style:name="P23" style:family="paragraph" style:parent-style-name="Standard">
      <style:text-properties officeooo:rsid="001c816c" officeooo:paragraph-rsid="001c816c"/>
    </style:style>
    <style:style style:name="P24" style:family="paragraph" style:parent-style-name="Text_20_body">
      <style:text-properties officeooo:rsid="000db70a" officeooo:paragraph-rsid="000db70a"/>
    </style:style>
    <style:style style:name="P25" style:family="paragraph" style:parent-style-name="Text_20_body">
      <style:text-properties officeooo:rsid="000b1a2f" officeooo:paragraph-rsid="000b1a2f"/>
    </style:style>
    <style:style style:name="P26" style:family="paragraph" style:parent-style-name="Heading_20_1">
      <style:text-properties officeooo:rsid="000ee2c6" officeooo:paragraph-rsid="000ee2c6"/>
    </style:style>
    <style:style style:name="P27" style:family="paragraph" style:parent-style-name="Heading_20_2">
      <style:text-properties officeooo:paragraph-rsid="001bbb69"/>
    </style:style>
    <style:style style:name="P28" style:family="paragraph" style:parent-style-name="Heading_20_2">
      <style:text-properties officeooo:paragraph-rsid="001c816c"/>
    </style:style>
    <style:style style:name="P29" style:family="paragraph" style:parent-style-name="Heading_20_2">
      <style:text-properties officeooo:rsid="000386b8" officeooo:paragraph-rsid="001c816c"/>
    </style:style>
    <style:style style:name="P30" style:family="paragraph" style:parent-style-name="Heading_20_3">
      <style:text-properties officeooo:paragraph-rsid="001c816c"/>
    </style:style>
    <style:style style:name="P31" style:family="paragraph" style:parent-style-name="Heading_20_3">
      <style:text-properties fo:font-weight="bold" officeooo:rsid="000db70a" officeooo:paragraph-rsid="000db70a" style:font-weight-asian="bold" style:font-weight-complex="bold"/>
    </style:style>
    <style:style style:name="P32" style:family="paragraph" style:parent-style-name="Heading_20_3">
      <style:text-properties officeooo:rsid="000a6b62" officeooo:paragraph-rsid="000a6b62"/>
    </style:style>
    <style:style style:name="T1" style:family="text">
      <style:text-properties officeooo:rsid="0004e7df"/>
    </style:style>
    <style:style style:name="T2" style:family="text">
      <style:text-properties officeooo:rsid="00062775"/>
    </style:style>
    <style:style style:name="T3" style:family="text">
      <style:text-properties officeooo:rsid="0007b103"/>
    </style:style>
    <style:style style:name="T4" style:family="text">
      <style:text-properties fo:font-style="italic" style:font-style-asian="italic" style:font-style-complex="italic"/>
    </style:style>
    <style:style style:name="T5" style:family="text">
      <style:text-properties fo:font-style="italic" officeooo:rsid="00062775" style:font-style-asian="italic" style:font-style-complex="italic"/>
    </style:style>
    <style:style style:name="T6" style:family="text">
      <style:text-properties fo:font-style="italic" officeooo:rsid="001ae505" style:font-style-asian="italic" style:font-style-complex="italic"/>
    </style:style>
    <style:style style:name="T7" style:family="text">
      <style:text-properties fo:font-style="italic" officeooo:rsid="001c816c" style:font-style-asian="italic" style:font-style-complex="italic"/>
    </style:style>
    <style:style style:name="T8" style:family="text">
      <style:text-properties fo:font-style="italic" officeooo:rsid="001e5ff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a6b62"/>
    </style:style>
    <style:style style:name="T11" style:family="text">
      <style:text-properties officeooo:rsid="000aef40"/>
    </style:style>
    <style:style style:name="T12" style:family="text">
      <style:text-properties officeooo:rsid="000b1a2f"/>
    </style:style>
    <style:style style:name="T13" style:family="text">
      <style:text-properties officeooo:rsid="000db70a"/>
    </style:style>
    <style:style style:name="T14" style:family="text">
      <style:text-properties officeooo:rsid="001076ec"/>
    </style:style>
    <style:style style:name="T15" style:family="text">
      <style:text-properties officeooo:rsid="00108cae"/>
    </style:style>
    <style:style style:name="T16" style:family="text">
      <style:text-properties officeooo:rsid="00120c00"/>
    </style:style>
    <style:style style:name="T17" style:family="text">
      <style:text-properties officeooo:rsid="0016086d"/>
    </style:style>
    <style:style style:name="T18" style:family="text">
      <style:text-properties officeooo:rsid="0019382f"/>
    </style:style>
    <style:style style:name="T19" style:family="text">
      <style:text-properties officeooo:rsid="001ae505"/>
    </style:style>
    <style:style style:name="T20" style:family="text">
      <style:text-properties officeooo:rsid="001bbb69"/>
    </style:style>
    <style:style style:name="T21" style:family="text">
      <style:text-properties officeooo:rsid="001c816c"/>
    </style:style>
    <style:style style:name="T22" style:family="text">
      <style:text-properties fo:font-style="normal" officeooo:rsid="001c816c" style:font-style-asian="normal" style:font-style-complex="normal"/>
    </style:style>
    <style:style style:name="T23" style:family="text">
      <style:text-properties fo:font-style="normal" officeooo:rsid="000b1a2f" style:font-style-asian="normal" style:font-style-complex="normal"/>
    </style:style>
    <style:style style:name="T24" style:family="text">
      <style:text-properties fo:font-style="normal" officeooo:rsid="00212a23" style:font-style-asian="normal" style:font-style-complex="normal"/>
    </style:style>
    <style:style style:name="T25" style:family="text">
      <style:text-properties officeooo:rsid="001e5ff6"/>
    </style:style>
    <style:style style:name="T26" style:family="text">
      <style:text-properties officeooo:rsid="001fdf87"/>
    </style:style>
    <style:style style:name="T27" style:family="text">
      <style:text-properties officeooo:rsid="00212a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mart Electrical Utility</text:p>
      <text:h text:style-name="P26" text:outline-level="1">Problem</text:h>
      <text:p text:style-name="P12">There are economies where electrical utilities are not run efficiently and incur debt from municipalities and other <text:span text:style-name="T26">customers</text:span> who do not pay <text:span text:style-name="T17">their </text:span>bills. Such inefficiencies drive the consumer prices up which in turn increase the number of non paying customers and increase debt further. There are real world examples of utilities crippled by debt like PREPA in Puerto Rico.</text:p>
      <text:p text:style-name="P12">Institutional consumers of electricity act irresponsibly and local communities usually have no control over the actual electricity spent in lighting streets, stadiums or other public places. Local groups like a home owners association <text:span text:style-name="T26">may want to </text:span>pay directly to light their street, <text:span text:style-name="T14">a group of merchants would like </text:span>pay to light a town square for a night <text:span text:style-name="T14">market, or a baseball team would like to light</text:span> a stadium for a game.</text:p>
      <text:p text:style-name="P13">Smaller producers of electricity like roof solar owners find it impossible to sell their excess power to other consumers on the grid. Implementation of a net metering system is blocked by the lack of funds, mistrust and bureaucracy. Island or isolated communities would to organize into microgrids and sell electricity to each other.</text:p>
      <text:p text:style-name="P14">Charities would like to crowd <text:span text:style-name="T26">fund</text:span> purchase of additional electricity for the households of the poor or the elderly during heat waves, and would like be sure the money is spent for that purpose only.</text:p>
      <text:h text:style-name="Heading_20_1" text:outline-level="1">Solution</text:h>
      <text:p text:style-name="P13">Electricity can be bought directly from the utility and paid for in advance. This will allow a debt ridden utility to avoid borrowing for month to month operation <text:span text:style-name="T18">and offer lower rates.</text:span> Prepaid electricity will promote responsible use.</text:p>
      <text:p text:style-name="P13">Electricity can be bought by any resident or a group which in turn can fund any consumer of electricity: a household, a stadium, a lighting pole. Each <text:span text:style-name="T15">device </text:span>consum<text:span text:style-name="T15">ing electricity</text:span> carries a <text:span text:style-name="T18">QR encoded</text:span> id placed <text:span text:style-name="T18">visibly like </text:span>on a household meter or a lighting pole. A resident can read that id with an app and instantly fund it with the <text:span text:style-name="T15">electricity units from his account.</text:span></text:p>
      <text:p text:style-name="P13">Smart meters will keep <text:span text:style-name="T15">track of the electricity produced and consumed and automatically turn on power to a household or a device when funded. Such meters are relatively inexpensive and constitute the bulk of the investment into the system. </text:span></text:p>
      <text:p text:style-name="P14">All the accounting is done on the blockchain with the utility and the residents interacting with the blockchain's smart contracts <text:span text:style-name="T26">(chaincodes)</text:span> to sell and buy electricity in bulk and retail. Producers create units <text:span text:style-name="T16">of electricity </text:span>on the blockchain while consumers destroy them just like real electrical power is <text:span text:style-name="T16">generated </text:span>and burned.</text:p>
      <text:h text:style-name="Heading_20_1" text:outline-level="1"><text:soft-page-break/><text:span text:style-name="T19">Actor: Fiat </text:span>Payment System</text:h>
      <text:p text:style-name="P5">As electricity is not traded for cryptocurrencies yet we need to introduce transactions in fiat occurring outside of the blockchain. A payment system such as a credit card processor a<text:span text:style-name="T1">cts as a trusted oracle with the knowledge about transfers of fiat money between the actors. Upon </text:span>a <text:span text:style-name="T1">successful payment in fiat the payment system notifies affected chaincodes.</text:span></text:p>
      <text:h text:style-name="P30" text:outline-level="3">Interface</text:h>
      <text:p text:style-name="P11">On the payment system <text:span text:style-name="T13">simulator page choose payer A, payee B, chaincode C from a dropdown of <text:s/>accounts; enter amount in dollars and click. This will invoke chaincode C with the notification of a transfer of fiat between A and B.</text:span></text:p>
      <text:h text:style-name="P31" text:outline-level="3">Real World</text:h>
      <text:p text:style-name="P24">A webhook is called by a bank, PayPal or Stripe upon a successful payment. The payload carries blockchain ids of the payer, payee and the chaincode to invoke. The webhook invokes the chaincode with these data.</text:p>
      <text:h text:style-name="Heading_20_1" text:outline-level="1"><text:span text:style-name="T19">Actor: </text:span>Producer</text:h>
      <text:p text:style-name="P3"><text:bookmark-start text:name="__DdeLink__3175_437102465"/><text:span text:style-name="T21">P</text:span>ower <text:span text:style-name="T11">plant</text:span>, solar panel <text:span text:style-name="T20">array</text:span>, battery bank.<text:bookmark-end text:name="__DdeLink__3175_437102465"/></text:p>
      <text:h text:style-name="P27" text:outline-level="2">Use case: Producer generates electricity</text:h>
      <text:p text:style-name="P16"><text:span text:style-name="T13">Coin k is created per every kWh produced. </text:span>Producer acts <text:span text:style-name="T27">as</text:span> <text:span text:style-name="T10">a </text:span>miner.</text:p>
      <text:h text:style-name="P30" text:outline-level="3">Interface</text:h>
      <text:p text:style-name="P6">On the producer simulator page when an image of a solar panel is clicked an image of sun appears and the count of produced kWh starts ticking. <text:span text:style-name="T19">For every kWh produced a chaincode is invoked with the producer's account</text:span>.</text:p>
      <text:h text:style-name="Heading_20_3" text:outline-level="3">Chaincode <text:span text:style-name="T9">generator</text:span></text:h>
      <text:p text:style-name="P15">One <text:span text:style-name="T21">coin</text:span> k is created and added to the producer's account.</text:p>
      <text:h text:style-name="Heading_20_3" text:outline-level="3">Real World</text:h>
      <text:p text:style-name="P1"><text:span text:style-name="T19">A smart </text:span>meter with an induction coil over on the output line of the generator. <text:span text:style-name="T2">C</text:span>ode <text:span text:style-name="T2">embedded in the meter </text:span>will <text:span text:style-name="T2">call the generator chaincode to </text:span>add k for every kWh flown out.</text:p>
      <text:h text:style-name="P28" text:outline-level="2">Use case: Producer sells <text:span text:style-name="T20">wholesale </text:span>electricity to the Utility</text:h>
      <text:p text:style-name="P17">An employee of an energy utility buys electricity on the power plant's web site at the preset price. The transfer of fiat money for payment is initiated by the utility and processed by the payment system.</text:p>
      <text:h text:style-name="P30" text:outline-level="3">Interface</text:h>
      <text:p text:style-name="P19"><text:span text:style-name="T19">On the payment system simulator page: initiate a transfer of fiat between the utility and the producer, invoke chaincode </text:span><text:span text:style-name="T6">wholesale-seller</text:span><text:span text:style-name="T19"> with the ids of the utility and the producer</text:span><text:span text:style-name="T22"> and the amount in fiat</text:span><text:span text:style-name="T19">.</text:span></text:p>
      <text:h text:style-name="Heading_20_3" text:outline-level="3"><text:soft-page-break/>Chaincode <text:span text:style-name="T9">wholesale-seller</text:span></text:h>
      <text:p text:style-name="P4"><text:span text:style-name="T21">Divides the fiat amount by the preset </text:span><text:span text:style-name="T5">wholesale</text:span><text:span text:style-name="T2"> price of kWh and transfers resulting k coins from the producer's to the utility's accounts.</text:span></text:p>
      <text:h text:style-name="Heading_20_1" text:outline-level="1"><text:span text:style-name="T20">Actor: </text:span>Utility</text:h>
      <text:p text:style-name="P2"><text:span text:style-name="T3">Maintains the grid, b</text:span>uys electricity wholesale from <text:span text:style-name="T1">p</text:span>roducers and sells retail to <text:span text:style-name="T1">c</text:span>onsumer<text:span text:style-name="T3">s.</text:span></text:p>
      <text:h text:style-name="P29" text:outline-level="2">Use case: Utility sells retail electricity to Residents</text:h>
      <text:p text:style-name="P18">A resident buys electricity units at the utility's website. The purchase is funded by the resident's fiat money from his bank or credit card account. The funds are transferred by <text:span text:style-name="T21">the</text:span> payment system <text:span text:style-name="T21">which</text:span> notifies a webhook which in turn invokes chaincode <text:span text:style-name="T7">retail-seller </text:span><text:span text:style-name="T22">with the ids of the utility and the resident and the amount in fiat</text:span>.</text:p>
      <text:h text:style-name="P30" text:outline-level="3">Interface</text:h>
      <text:p text:style-name="P23">On the payment system simulator page: initiate a transfer of fiat between the consumer and the utility, notify retail-seller.</text:p>
      <text:h text:style-name="Heading_20_3" text:outline-level="3">Chaincode <text:span text:style-name="T9">retail-seller</text:span></text:h>
      <text:p text:style-name="P4"><text:span text:style-name="T21">Divides the fiat amount by the preset </text:span><text:span text:style-name="T5">retail</text:span><text:span text:style-name="T2"> price of kWh and transfers resulting k from the utility's to the resident's accounts.</text:span></text:p>
      <text:h text:style-name="Heading_20_1" text:outline-level="1"><text:span text:style-name="T21">Actor: </text:span>Resident</text:h>
      <text:p text:style-name="P20">Buys electricity and funds consumers: devices that burn electricity.</text:p>
      <text:p text:style-name="P7"><text:span text:style-name="T21">Funds actual consumers of electricity from his account or jointly with other residents</text:span>.</text:p>
      <text:h text:style-name="Heading_20_2" text:outline-level="2">Use case: Resident <text:span text:style-name="T21">spends prepaid electricity</text:span></text:h>
      <text:p text:style-name="P21">Scans the QR code placed on his household's smart meter with an app. Selects the amount of units k to add. The app invokes chaincode <text:span text:style-name="T4">resident</text:span>. The meter is funded and turns on the household's circuit.</text:p>
      <text:p text:style-name="P21">On a local website's map selects a device like a street light, adds the amount of electricity k and the time period. The street light is funded, its smart meter is notified and turns on the light.</text:p>
      <text:h text:style-name="Heading_20_3" text:outline-level="3">Interface</text:h>
      <text:p text:style-name="P8"><text:span text:style-name="T12">On the resident's account page choose an account B of a consumer from a table or a map, enter amount in k no less than the amount currently in the resident' s account A, invoke chaincode </text:span><text:span text:style-name="T23">resident </text:span><text:span text:style-name="T24">with the ids of the meter, the resident and the amount k</text:span><text:span text:style-name="T12">.</text:span></text:p>
      <text:h text:style-name="P32" text:outline-level="3">Chaincode <text:span text:style-name="T4">resident</text:span></text:h>
      <text:p text:style-name="P10">Transfers amount k from the resident's account A into the consumer's account B.</text:p>
      <text:h text:style-name="Heading_20_1" text:outline-level="1"><text:soft-page-break/><text:span text:style-name="T21">Actor: </text:span>Consumer</text:h>
      <text:p text:style-name="P9">An actual consumer <text:span text:style-name="T21">of </text:span>electricity: a household, a <text:span text:style-name="T21">street light</text:span>, an illumination system <text:span text:style-name="T11">of</text:span> a stadium.</text:p>
      <text:h text:style-name="Heading_20_2" text:outline-level="2">Use case: consumer burns electricity</text:h>
      <text:p text:style-name="P22">An electricity consumer is funded with prepaid electricity. It is connected through a smart meter which turns on the circuit when funds are available and turns it off otherwise. Each consumer is available for anyone to fund, with an optional time period.</text:p>
      <text:h text:style-name="Heading_20_3" text:outline-level="3">Interface</text:h>
      <text:p text:style-name="P10">A simulator page with an image of a household meter and a bulb. <text:span text:style-name="T25">Clicking</text:span> on a bulb lights <text:span text:style-name="T25">it </text:span>up, the meter starts turning increasing the count of consumed kWh and chaincode <text:span text:style-name="T8">consumer</text:span><text:span text:style-name="T25"> </text:span>is invoked for every k consumed from the <text:span text:style-name="T25">consumer's account</text:span>.</text:p>
      <text:p text:style-name="P22">Real world</text:p>
      <text:p text:style-name="P22">A smart meter wraps a coil around the wire supplying the current to the consumer, without disrupting existing circuitry. For every kWh flown through the wire and burned the embedded code in the meter invokes the chaincode which destroys the coin k in the consumer's account.</text:p>
      <text:h text:style-name="Heading_20_3" text:outline-level="3">Chaincode <text:span text:style-name="T4">consumer</text:span></text:h>
      <text:p text:style-name="P10">Destroys amount k in the consumer's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3:38:45.452828788</meta:creation-date>
    <dc:date>2016-04-29T15:36:30.233265274</dc:date>
    <meta:editing-duration>PT5H20M54S</meta:editing-duration>
    <meta:editing-cycles>21</meta:editing-cycles>
    <meta:generator>LibreOffice/4.2.8.2$Linux_X86_64 LibreOffice_project/420m0$Build-2</meta:generator>
    <meta:document-statistic meta:table-count="0" meta:image-count="0" meta:object-count="0" meta:page-count="4" meta:paragraph-count="61" meta:word-count="1237" meta:character-count="7440" meta:non-whitespace-character-count="6262"/>
  </office:meta>
</office:document-meta>
</file>